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Synchronization transitions Manager</text:p>
      <text:p text:style-name="Standard"/>
      <text:p text:style-name="Standard"/>
      <text:p text:style-name="Standard"/>
      <text:p text:style-name="P1">Introduction</text:p>
      <text:p text:style-name="Standard"/>
      <text:p text:style-name="Standard"/>
      <text:p text:style-name="P3"><text:tab/>A partitioned Petri Net is composed of different PN-processes. These PN-processes can interact with other PN-processes in different ways, synchronous and asynchronous. The asynchronous communication between PN-processes are represented by the communication places and the synchronous interactions by the synchronization transitions. In this chapter we will study the synchronization transitions.</text:p>
      <text:p text:style-name="P3"/>
      <text:p text:style-name="P3"><text:tab/>Our code generator will parse the MSM file representing the Petri Net model and will generate a synchronization transitions manager in order to manage all the communications between PN-processes and the synchronization transitions. The synchronization transitions manager (STM) can be distributed or not. We could easily implement a distributed STM launching a different MPI process for each different synchronization transition(ST) because the ST are independent of others ST.</text:p>
      <text:p text:style-name="P3"/>
      <text:p text:style-name="P3"><text:tab/>However, a distributed implementation of the STM is not necessary for our code generator because we are working with PT Petri Nets and not coloured Petri Nets, so there is no guards to evaluate when firing a ST. Each request coming from a PN-process is treated quickly by the STM, it answers if necessary and then it comes back to the “Receiving” instruction to treat the next request.</text:p>
      <text:p text:style-name="P3"/>
      <text:p text:style-name="P3"><text:tab/>Thus, the centralized STM has to receive the request from the PN-processes and to update the state of the target ST. But there is two kind of ST, the simple ST and the multiple choice ST. In this chapter we will study the definition, characteristics and implementation of both of these ST.</text:p>
      <text:p text:style-name="P3"/>
      <text:p text:style-name="Standard"/>
      <text:p text:style-name="P1">Simple synchronization transitions</text:p>
      <text:p text:style-name="Standard"/>
      <text:p text:style-name="Standard"/>
      <text:p text:style-name="P3"><text:tab/>A simple ST is a ST which is the only target from a local place. In this case, the PN-process only can wait until the ST is fired, it has no choice. As we saw in the past chapters, each PN-process has a main loop with an internal switch in which the code executed depends on the current state of the PN-process. This state can be a local place, a local transition or a synchronization transition. If the state is a simple ST, the PN-process will send a message with the MPI_Send function to the STM. The message will be tagged with the TAG_SINCT_ASK tag and it will contain an integer representing the target ST. Then, the PN-process will call the MPI_Recv function in order to wait the answer. </text:p>
      <text:p text:style-name="P3"/>
      <text:p text:style-name="P3"><text:tab/>However, a PN-process has to be able to receive and treat an ending request from the Prototype Manager at any moment. The PN-Process hast to be able to accept messages from different sources. For this reason, we used the MPI_Probe function instead of the MPI_Recv function. When the MPI process receives message with the MPI_Probe function, it will save the tag <text:soft-page-break/>and source of the message before treating it. With the tag and source we can choose the correct treatment of the message. If the message is the response of the STM, then the PN-Process has fired the ST and it can pass to the next state (a local place).</text:p>
      <text:p text:style-name="P3"/>
      <text:p text:style-name="P3"><text:tab/>The STM is a MPI process with a main loop in which it will receive and treat the request of the PN-Processes. It has an array of SYNC_PROC structures. The size of this array is the number of ST in the Petri Net. A SYNC_PROC structure is composed of a matrix of integers and a vector of counters (integers). The width of the matrix is the number of types (not instances) of PN-Processes and its heigh is the number of instances of all PN-Processes. The size of the vector is equal to the height of the matrix. All the values of the matrix are initialized with -1 and all the values of the vector of counters are initialized with the number of incoming arcs of the current ST. The matrix and the vector are a cycling buffer for saving requests from the PN-Processes, for this reason we chose the number of instance of all PN-Processes as the height of the matrix, because we can be sure the STM wont receive more requests than this. A PN-Process can not fire two ST at the same time. In order to cycling in this matrix we defined an integer variable “current” to know the row of the matrix representing the oldest request that has not be fired yet.</text:p>
      <text:p text:style-name="P3"/>
      <text:p text:style-name="P3"><text:tab/>When the STM receives a request, it will update the structure of the target ST in the array of structures. It will decrement the counter of the current row in the vector and it will add the MPI rank of the source process in the current row in the matrix. The column of the matrix will correspond to the type of the source PN-Process. As we saw in the past chapters, each type of PN-Process has an ID. In this way, we can be sure several instances of the same type of PN-Process will never synchronize on the same ST. When a PN-Process sends a request to the STM and the STM already has a rank (not -1) in the current row and corresponding column of the matrix, it means another instance of the same type of PN-Process is trying to fire the ST; so the rank of the source process of the new request will be add at the next row and same column of the matrix and the corresponding counter will be decremented.</text:p>
      <text:p text:style-name="P3"/>
      <text:p text:style-name="P3"><text:tab/>When the current counter of a ST arrives to zero, the STM will send the answer to all the PN-Processes in the current row of the matrix, the message will be tagged with the TAG_SYNCT_ACK tag and will contain the ID of the ST fired. Finally, it will re-initialise the row of the matrix and the counter and it will pass to the next row. The PN-Processes waiting on the target ST will fire the ST at the same time, when they will receive the answer from the STM; this is the behaviour expected of a ST. </text:p>
      <text:p text:style-name="Standard"/>
      <text:p text:style-name="Standard"/>
      <text:p text:style-name="P1">Multiple choice synchronization transitions</text:p>
      <text:p text:style-name="Standard"/>
      <text:p text:style-name="Standard"/>
      <text:p text:style-name="P3"><text:tab/>We already exposed how the STM manage the simple ST. But a PN-Process can have different options from a local place. For example, from a local place, the PN-Process can try to fire a ST or a local transition, or even another ST. It is important to highlight that the PN-Process can not be blocked by a ST if it can fire another one because this is not the expected behaviour of a Petri Net. </text:p>
      <text:p text:style-name="P3"/>
      <text:p text:style-name="P3"><text:tab/>In order to simulate the real behaviour of a Petri Net we will introduce the temporised requests. In a temporised request a transition is chosen with a random function and a timer is launched when the PN-Process try to fire the ST; if the timer expires the request is canceled and the PN-Process comes back to its last state and try to fire another transition.</text:p>
      <text:p text:style-name="P3"/>
      <text:p text:style-name="P3"><text:soft-page-break/><text:tab/>When a PN-Process arrives to a place with multiple choice, it saves its current state in order to be able to come back if necessary. Then, it chose a transition with a random function, if the random function returns the same transition it tried the last time, it will call the random function again to chose another one. </text:p>
      <text:p text:style-name="P3"/>
      <text:p text:style-name="P3"><text:tab/>As we explained in the last chapter about the Communication Places Manager (CPM), the timers are in the CPM process. This time, the timers of the temporised requests are in the PN-Processes and not in the STM process. We implemented this last solution to test both approaches. When the timer expires the PN-Process will cancel the request sending a message tagged with the TAG_SYNCT_CAN tag and the message will contain the ID of the target ST. The STM will search the MPI source process in the matrix of the target ST structure, it will erase it (write -1) and it will increment the counter of the corresponding row of the vector. If the STM has several requests of the same type of PN-Process, it will move the last requests in the matrix, in order to fill the empty place created by <text:s/>the erased request. Finally, the STM will send a message tagged with the TAG_SYNCT_CCK tag to the source PN-Process to confirm that the cancel has been treated successfully. It is very important to point out, that the PN-Process has to wait for the confirmation from the STM after a cancel request, other way this protocol can not work.</text:p>
      <text:p text:style-name="P3"/>
      <text:p text:style-name="P3"><text:tab/>We already exposed the case of a successfully ask request and the case of a successfully cancel. But, what happen if the PN-Process send a cancel request to the STM and at the same time the STM send the Ack to fire the ST. In other words, the STM received all the tokens to fire the ST and send the Ack to all corresponding PN_Processes but at the same time one of them decides to come back and not to fire the ST so it sends a cancel request to the STM. The STM will not find the rank of the source process in the matrix of the target ST because he already erased it. Manage these cases is not so difficult thanks to the wait of cancel confirmation (TAG_SYNCT_CCK). The STM will not find the source process in the corresponding matrix, then it will understand it already sent the Ack to all corresponding PN-Processes and it is not possible to come back. Then, it wont send the confirmation of cancel request, it wont validate the cancel.</text:p>
      <text:p text:style-name="P3"/>
      <text:p text:style-name="P3"><text:tab/>The PN-Process waiting for the cancel confirmation will receive the Ack sent by the STM, then it will understand that its cancel request can not be validated so it will fire the ST and pass to the next local place. In this last case, we see that an expired timer does not mean the PN-Process will come back and try to fire another transition. It means that a decision will be taken, maybe the ST will be fired or maybe it wont, but in any case, the ST wont block the PN-Process.</text:p>
      <text:p text:style-name="P3"/>
      <text:p text:style-name="P3"><text:tab/>We studied this approach in detail and we found that using this protocol we can manage the arcs between a ST and a CP. If the timers are implemented in the PN-Processes we can manage temporised requests for a ST with an in arc from a CP. When the PN-Process send a cancel request to the STM, the STM will send a cancel request to the CPM, if the CPM send the cancel confirmation, then the STM will send the cancel confirmation to the source PN-Process. This approach works very well and could be implemented <text:s/>for the CPM to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eo G.</meta:initial-creator>
    <meta:creation-date>2008-12-08T20:46:53</meta:creation-date>
    <dc:creator>Leo G.</dc:creator>
    <dc:date>2008-12-09T10:51:41</dc:date>
    <meta:editing-cycles>24</meta:editing-cycles>
    <meta:editing-duration>PT5H27M49S</meta:editing-duration>
    <meta:user-defined meta:name="Información 1"/>
    <meta:user-defined meta:name="Información 2"/>
    <meta:user-defined meta:name="Información 3"/>
    <meta:user-defined meta:name="Información 4"/>
    <meta:document-statistic meta:table-count="0" meta:image-count="0" meta:object-count="0" meta:page-count="3" meta:paragraph-count="20" meta:word-count="1807" meta:character-count="9683"/>
  </office:meta>
</office:document-meta>
</file>